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alyzerManagerImpl.getAnalyzer( String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nalyzerManagerImpl.put( String id , Analyzer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alyzerManagerImpl.configure( Configuration configuratio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">
            <text:p text:style-name="Table_20_Contents">7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AnalyzerManagerImpl.remove(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alyzerManager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lyzerManagerImpl.exis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lyzerManagerImpl.getAnalyzer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